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T2" style:parent-style-name="DefaultParagraphFont" style:family="text">
      <style:text-properties style:text-position="super 63.6%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T6" style:parent-style-name="DefaultParagraphFont" style:family="text">
      <style:text-properties fo:language="en" fo:country="GB"/>
    </style:style>
    <style:style style:name="T7" style:parent-style-name="DefaultParagraphFont" style:family="text">
      <style:text-properties fo:language="en" fo:country="GB"/>
    </style:style>
    <style:style style:name="T8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Malmin IT-idea Oy <text:s text:c="85"/>Tarjouspyyntö</text:p>
      <text:p text:style-name="Normal">Malminraitokatu 3D 21</text:p>
      <text:p text:style-name="Normal">00740 Helsinki</text:p>
      <text:p text:style-name="Normal">Ni Chen, puh. +358 465 267 771<text:s text:c="64"/>20.3.2018</text:p>
      <text:p text:style-name="Normal"><text:a xlink:href="mailto:chenni0605@gmail.com" office:target-frame-name="_top" xlink:show="replace"><text:span text:style-name="Hyperlink">chenni0605@gmail.com</text:span></text:a></text:p>
      <text:p text:style-name="Normal"/>
      <text:p text:style-name="Normal"/>
      <text:p text:style-name="Normal">Tulu-huonekalut Oy</text:p>
      <text:p text:style-name="Normal">Pasilasinikatu 21</text:p>
      <text:p text:style-name="Normal">00520 Helsinki</text:p>
      <text:p text:style-name="Normal"><text:s text:c="62"/><text:s text:c="14"/>miellä toimistomme on noin 150 m<text:span text:style-name="T2">2<text:s/></text:span>ja pyydämme<text:s/></text:p>
      <text:p text:style-name="Normal"><text:s text:c="76"/>teitä tarjoamaan meille uusia toimistotarvikkeet</text:p>
      <text:p text:style-name="Normal"/>
      <text:p text:style-name="Normal"><text:s text:c="69"/><text:s text:c="8"/></text:p>
      <text:p text:style-name="Normal"><text:s text:c="78"/>Haluaisimme tarjouksen seuraavista tuotteista</text:p>
      <text:p text:style-name="Normal">Tuotteet ja määrät <text:s text:c="12"/><text:s text:c="31"/>Tuoli <text:s text:c="30"/>20kpl</text:p>
      <text:p text:style-name="Normal"><text:s text:c="18"/><text:s text:c="29"/><text:s text:c="31"/>Työpöydät <text:s text:c="20"/>5kpl</text:p>
      <text:p text:style-name="Normal"><text:s text:c="47"/><text:s text:c="31"/>Sohva <text:s text:c="28"/>2kpl</text:p>
      <text:p text:style-name="Normal"><text:s text:c="42"/><text:s text:c="6"/><text:s text:c="30"/>Tee pöydät <text:s text:c="18"/>1kpl</text:p>
      <text:p text:style-name="Normal"/>
      <text:p text:style-name="Normal">Toimitusaika <text:s text:c="25"/><text:s text:c="30"/>5.5.2018</text:p>
      <text:p text:style-name="Normal"><text:s text:c="81"/></text:p>
      <text:p text:style-name="Normal"><text:s text:c="29"/></text:p>
      <text:p text:style-name="Normal"><text:s text:c="48"/><text:s text:c="30"/>Toivomme tarjouksenne olevan meillä viimeistään<text:s/>20.5.2018</text:p>
      <text:p text:style-name="Normal"><text:s text:c="4"/></text:p>
      <text:p text:style-name="Normal"><text:s text:c="16"/></text:p>
      <text:p text:style-name="Normal"><text:s text:c="66"/><text:s text:c="12"/><text:s/>Ystävällisin terveisin</text:p>
      <text:p text:style-name="P3"><text:s text:c="49"/><text:s text:c="31"/>Malmin IT-idea Oy</text:p>
      <text:p text:style-name="P4"/>
      <text:p text:style-name="P5"><text:s text:c="50"/><text:s text:c="29"/><text:s/>Ni Chen</text:p>
      <text:p text:style-name="Normal"><text:span text:style-name="T6"><text:s text:c="27"/></text:span><text:span text:style-name="T7"><text:s text:c="24"/></text:span><text:span text:style-name="T8"><text:s text:c="29"/></text:span>Myytypäämanageri</text:p>
      <text:soft-page-break/>
      <text:p text:style-name="Normal"><text:s text:c="26"/></text:p>
      <text:p text:style-name="Normal"><text:s text:c="2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n Ni</meta:initial-creator>
    <dc:creator>Ni Chen</dc:creator>
    <meta:creation-date>2018-03-23T11:37:00Z</meta:creation-date>
    <dc:date>2018-03-23T11:42:00Z</dc:date>
    <meta:template xlink:href="Normal" xlink:type="simple"/>
    <meta:editing-cycles>7</meta:editing-cycles>
    <meta:editing-duration>PT1620S</meta:editing-duration>
    <meta:document-statistic meta:page-count="2" meta:paragraph-count="4" meta:word-count="226" meta:character-count="2055" meta:row-count="15" meta:non-whitespace-character-count="1833"/>
  </office:meta>
</office:document-meta>
</file>